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" style:font-family-generic="swiss"/>
    <style:font-face style:name="Courier New" svg:font-family="'Courier New'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175ef0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Standard" style:list-style-name="WW8Num2"/>
    <style:style style:name="P5" style:family="paragraph" style:parent-style-name="Standard" style:list-style-name="WW8Num2">
      <style:text-properties officeooo:paragraph-rsid="00197264"/>
    </style:style>
    <style:style style:name="P6" style:family="paragraph" style:parent-style-name="Standard" style:list-style-name="WW8Num2">
      <style:text-properties officeooo:paragraph-rsid="0017854b"/>
    </style:style>
    <style:style style:name="P7" style:family="paragraph" style:parent-style-name="Standard" style:list-style-name="WW8Num2">
      <style:text-properties officeooo:paragraph-rsid="001a5886"/>
    </style:style>
    <style:style style:name="P8" style:family="paragraph" style:parent-style-name="Standard" style:list-style-name="WW8Num2">
      <style:text-properties officeooo:paragraph-rsid="001b0606"/>
    </style:style>
    <style:style style:name="P9" style:family="paragraph" style:parent-style-name="Standard" style:list-style-name="WW8Num2">
      <style:text-properties officeooo:paragraph-rsid="001bddd4"/>
    </style:style>
    <style:style style:name="P10" style:family="paragraph" style:parent-style-name="Standard" style:list-style-name="WW8Num1"/>
    <style:style style:name="P11" style:family="paragraph" style:parent-style-name="Standard" style:list-style-name="WW8Num2">
      <style:text-properties officeooo:rsid="0017854b" officeooo:paragraph-rsid="0017854b"/>
    </style:style>
    <style:style style:name="P12" style:family="paragraph" style:parent-style-name="Standard" style:list-style-name="WW8Num2">
      <style:text-properties officeooo:rsid="00198a0c" officeooo:paragraph-rsid="00198a0c"/>
    </style:style>
    <style:style style:name="P13" style:family="paragraph" style:parent-style-name="Standard" style:list-style-name="WW8Num2">
      <style:text-properties officeooo:rsid="0019b82f" officeooo:paragraph-rsid="0019b82f"/>
    </style:style>
    <style:style style:name="P14" style:family="paragraph" style:parent-style-name="Standard" style:list-style-name="WW8Num2">
      <style:text-properties officeooo:rsid="001b0606" officeooo:paragraph-rsid="001b0606"/>
    </style:style>
    <style:style style:name="P15" style:family="paragraph" style:parent-style-name="Standard" style:list-style-name="WW8Num2">
      <style:text-properties officeooo:rsid="001bddd4" officeooo:paragraph-rsid="001bddd4"/>
    </style:style>
    <style:style style:name="P16" style:family="paragraph" style:parent-style-name="Standard" style:list-style-name="WW8Num1">
      <style:text-properties officeooo:rsid="001c92da" officeooo:paragraph-rsid="001c92da"/>
    </style:style>
    <style:style style:name="T1" style:family="text">
      <style:text-properties officeooo:rsid="00175ef0"/>
    </style:style>
    <style:style style:name="T2" style:family="text">
      <style:text-properties officeooo:rsid="0017854b"/>
    </style:style>
    <style:style style:name="T3" style:family="text">
      <style:text-properties officeooo:rsid="00197264"/>
    </style:style>
    <style:style style:name="T4" style:family="text">
      <style:text-properties officeooo:rsid="0019b82f"/>
    </style:style>
    <style:style style:name="T5" style:family="text">
      <style:text-properties officeooo:rsid="001a5886"/>
    </style:style>
    <style:style style:name="T6" style:family="text">
      <style:text-properties officeooo:rsid="001b0606"/>
    </style:style>
    <style:style style:name="T7" style:family="text">
      <style:text-properties officeooo:rsid="001bddd4"/>
    </style:style>
    <style:style style:name="T8" style:family="text">
      <style:text-properties officeooo:rsid="001c92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bases</text:p>
      <text:p text:style-name="P1">Project 2</text:p>
      <text:p text:style-name="Standard"/>
      <text:p text:style-name="Standard">Transportation network analysis.</text:p>
      <text:p text:style-name="Standard"/>
      <text:p text:style-name="Standard">You can use any airline company in <text:span text:style-name="T1">the world</text:span>.</text:p>
      <text:p text:style-name="Standard">The kinds of questions are generic and can be applied to any airline company with more than one hub (a hub is an airport where a large number of flights from the <text:span text:style-name="T1">TAME</text:span> group depart and arrive)</text:p>
      <text:p text:style-name="Standard"/>
      <text:p text:style-name="Standard">Example: You have been hired by the SAS group as a database designer to design a database that will help the board to know statistics about:</text:p>
      <text:list xml:id="list8848009020235833784" text:style-name="WW8Num2">
        <text:list-item>
          <text:p text:style-name="P4"><text:span text:style-name="T8">Cada Vuelo del grupo TAME</text:span>: </text:p>
          <text:list>
            <text:list-item>
              <text:p text:style-name="P11"><text:span text:style-name="T4">Aerepuerto: Entidad que gestiona el lugar de destino o de partida del avión.</text:span></text:p>
            </text:list-item>
            <text:list-item>
              <text:p text:style-name="P11">diferencia entre hora prevista de salida y hora real de salida</text:p>
            </text:list-item>
            <text:list-item>
              <text:p text:style-name="P11">diferencia entre hora prevista de llegada y hora real de llegada</text:p>
            </text:list-item>
            <text:list-item>
              <text:p text:style-name="P6"><text:span text:style-name="T2">tiempo promedio que permanece en tierra, en el lugar de destino y el de origen</text:span></text:p>
            </text:list-item>
            <text:list-item>
              <text:p text:style-name="P5"><text:span text:style-name="T3">tiempo promedio en el aire por dia, semana, año</text:span></text:p>
            </text:list-item>
            <text:list-item>
              <text:p text:style-name="P12">diferencia entre tiempo cuando las ruedas del avion tocan tierra y dejan de tocar tierra</text:p>
            </text:list-item>
            <text:list-item>
              <text:p text:style-name="P13">numero de pasajeros que han pertido su escala(persona y maleta se pierdan o que solo maleta se pierda) despues de arrrivar al luga de escala</text:p>
            </text:list-item>
            <text:list-item>
              <text:p text:style-name="P7"><text:span text:style-name="T5">suma de dinero <text:s/>de los tickets de los pasajeros que perdieron su vuelo al hacer una escala</text:span></text:p>
              <text:p text:style-name="P7"/>
            </text:list-item>
          </text:list>
        </text:list-item>
        <text:list-item>
          <text:p text:style-name="P4"><text:span text:style-name="T6">Cada grupo de empleados terrestres de TAME</text:span>:</text:p>
          <text:list>
            <text:list-item>
              <text:p text:style-name="P14">Aereopuerto asignado al o la empleada</text:p>
            </text:list-item>
            <text:list-item>
              <text:p text:style-name="P14">horas trabajadas por semana en un aereopuerto dado</text:p>
              <text:p text:style-name="P14">Numero de vuelos retrazados administrados por empleado</text:p>
              <text:p text:style-name="P8"><text:span text:style-name="T6">Numero de quejas formales acerca de un empleado</text:span></text:p>
            </text:list-item>
          </text:list>
        </text:list-item>
      </text:list>
      <text:p text:style-name="Standard"/>
      <text:list xml:id="list95529288709972" text:continue-numbering="true" text:style-name="WW8Num2">
        <text:list-item>
          <text:p text:style-name="P8"><text:span text:style-name="T6">Cada ereopuerto principal de TAME</text:span></text:p>
          <text:list>
            <text:list-header>
              <text:p text:style-name="P8"/>
              <text:p text:style-name="P8"><text:span text:style-name="T6">Cuantas escalas se han perdido entre vuelos de la misma aereolinea por dia, semana, año</text:span></text:p>
              <text:p text:style-name="P9"><text:span text:style-name="T6">Cuantas escalas se han perdido entre vuelos de todas las aereolineas del grupo TAME por dia, semana, año</text:span>:</text:p>
            </text:list-header>
            <text:list-item>
              <text:p text:style-name="P15">numero total de todos los vuelos de salida atrasados</text:p>
            </text:list-item>
            <text:list-item>
              <text:p text:style-name="P9"><text:span text:style-name="T7">numero total de todos los vuelos de llegada atrasados</text:span></text:p>
            </text:list-item>
            <text:list-item>
              <text:p text:style-name="P15">numero de puertas que han aceptado a todas las aereolinas del grupo TAME </text:p>
            </text:list-item>
            <text:list-item>
              <text:p text:style-name="P9"><text:span text:style-name="T7">La puerta con el numero más alto de vuelos retrasados</text:span></text:p>
              <text:p text:style-name="P4"><text:soft-page-break/></text:p>
            </text:list-item>
          </text:list>
        </text:list-item>
      </text:list>
      <text:p text:style-name="Standard"/>
      <text:p text:style-name="Standard">You are given the following information on <text:span text:style-name="T1">TAME EP’s fleet and routes</text:span>:</text:p>
      <text:p text:style-name="P2"><text:a xlink:type="simple" xlink:href="https://www.tame.com.ec/index.php/es/inicio/flota-de-tame" text:style-name="Internet_20_link" text:visited-style-name="Visited_20_Internet_20_Link"><text:span text:style-name="Internet_20_link"><text:span text:style-name="T1">https://www.tame.com.ec/index.php/es/inicio/flota-de-tame</text:span></text:span></text:a></text:p>
      <text:p text:style-name="P2"><text:span text:style-name="Internet_20_link"><text:span text:style-name="T1">https://www.tame.com.ec/index.php/es/destinos/itinerarios</text:span></text:span>.</text:p>
      <text:p text:style-name="Standard"/>
      <text:p text:style-name="Standard">You will make the following assumptions:</text:p>
      <text:p text:style-name="Standard"><text:tab/><text:span text:style-name="T8">cada vuelo tiene un aereopuerto de salida y un aereopuerto con destino final con zero, una o algfunas escalas. Sin embargo, cada segmento de vuelo se tiene un numero distinto de vuelo.</text:span></text:p>
      <text:p text:style-name="Standard"><text:tab/><text:span text:style-name="T8">Cada vuelo es identificado por el codigo de la aereolina y el numero de vuelo</text:span></text:p>
      <text:list xml:id="list1108981174130504676" text:style-name="WW8Num1">
        <text:list-item>
          <text:p text:style-name="P16">Cada aereopuerto tiene sus propios codigos de 3 letras(UIO es el codigo del aereopuerto Mariscal Sucre en Quito <text:s/>)</text:p>
          <text:p text:style-name="P16">Cada empleado se identifica por el ID personal del estado en el que el o ella vive, junto al nombre del estado</text:p>
        </text:list-item>
      </text:list>
      <text:p text:style-name="Standard"><text:tab/><text:span text:style-name="T8">Cada pasajero es identificado por el nnumero de su pasaporte (el cual puede ser string de letras o numeros ) y el nombre del estado donde pertenece el pasaporte</text:span></text:p>
      <text:list xml:id="list95528637332448" text:continue-numbering="true" text:style-name="WW8Num1">
        <text:list-item>
          <text:p text:style-name="P10"/>
        </text:list-item>
      </text:list>
      <text:p text:style-name="Standard"/>
      <text:p text:style-name="Standard">Please ask any questions to me (consider yourself the database designer and me as the client company staff member).</text:p>
      <text:p text:style-name="Standard"/>
      <text:p text:style-name="Standard">Your objective is to build the database that will store all the relevant data on the <text:span text:style-name="T1">TAME</text:span> Group flights, employees, airports and gates and that will allow the board of governors to take some decisions based on the statistics mentioned above.</text:p>
      <text:p text:style-name="Standard"/>
      <text:p text:style-name="Standard">You will need to design the following milestones:</text:p>
      <text:list xml:id="list95529561265998" text:continue-numbering="true" text:style-name="WW8Num1">
        <text:list-item>
          <text:p text:style-name="P10">data dictionary;</text:p>
        </text:list-item>
        <text:list-item>
          <text:p text:style-name="P10">entity relationship diagram;</text:p>
        </text:list-item>
        <text:list-item>
          <text:p text:style-name="P10">transformation of the entity-relationship diagram into a set of relations;</text:p>
        </text:list-item>
        <text:list-item>
          <text:p text:style-name="P10">SQL DDL code, </text:p>
        </text:list-item>
        <text:list-item>
          <text:p text:style-name="P10">normalization of the relations;</text:p>
        </text:list-item>
        <text:list-item>
          <text:p text:style-name="P10">SQL DML code (queries) and its optimization using relational algebra.</text:p>
        </text:list-item>
        <text:list-item>
          <text:p text:style-name="P10">Presentation of the project on the last day of class <text:span text:style-name="T1">in the month of July</text:span>.</text:p>
        </text:list-item>
      </text:list>
      <text:p text:style-name="Standard"/>
      <text:p text:style-name="Standard">The deadlines for the project are indicated in the “Schedule” on <text:span text:style-name="T1">D2L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" style:font-family-generic="swiss"/>
    <style:font-face style:name="Courier New" svg:font-family="'Courier New'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pitch="variable" fo:font-size="12pt" fo:language="en" fo:country="US" style:font-name-asian="Times" style:font-family-asian="Times" style:font-pitch-asian="variable" style:font-size-asian="12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/>
    </style:style>
    <style:style style:name="WW8Num1z0" style:family="text">
      <style:text-properties style:font-name="Times New Roman" fo:font-family="'Times New Roman'" style:font-family-generic="roman" style:font-pitch="variable" style:font-name-asian="Times" style:font-family-asian="Time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asian="Times" style:font-family-asian="Time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02170 Database Systems</dc:title>
    <meta:initial-creator>François Anton</meta:initial-creator>
    <meta:creation-date>2008-02-12T17:08:00</meta:creation-date>
    <dc:date>2017-07-06T09:55:27.992311244</dc:date>
    <meta:print-date>2008-02-22T15:36:00</meta:print-date>
    <meta:editing-cycles>17</meta:editing-cycles>
    <meta:editing-duration>PT5H16M25S</meta:editing-duration>
    <meta:generator>LibreOffice/5.1.6.2$Linux_X86_64 LibreOffice_project/10m0$Build-2</meta:generator>
    <meta:document-statistic meta:table-count="0" meta:image-count="0" meta:object-count="0" meta:page-count="2" meta:paragraph-count="51" meta:word-count="612" meta:character-count="3472" meta:non-whitespace-character-count="2933"/>
  </office:meta>
</office:document-meta>
</file>